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3ec31" style:font-size-asian="11pt" style:font-size-complex="11pt"/>
    </style:style>
    <style:style style:name="P6" style:family="paragraph" style:parent-style-name="Standard">
      <style:text-properties style:font-name="arial" officeooo:paragraph-rsid="0003ec31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ec31" style:font-size-asian="10pt" style:font-size-complex="10pt"/>
    </style:style>
    <style:style style:name="P8" style:family="paragraph" style:parent-style-name="UrbanTitle">
      <style:text-properties style:font-name="ari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bold" officeooo:rsid="0084aa93" officeooo:paragraph-rsid="0003ec31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>Le présent avis est très important et doit être affiché au plus tard la veille du jour retenu comme date de début d’enquête.</text:p>
          </table:table-cell>
        </table:table-row>
      </table:table>
      <text:p text:style-name="P6"/>
      <text:p text:style-name="P8"><text:span text:style-name="T7">Demande de mission</text:span></text:p>
      <text:p text:style-name="P1"/>
      <text:p text:style-name="P2">Agent traitant :</text:p>
      <text:p text:style-name="P2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3619565802" text:style-name="L1">
        <text:list-item>
          <text:p text:style-name="P9">aux valves du bureau de police de <text:text-input text:description="Misc-Commune">tool.getCityName(prefixed=True)</text:text-input>.</text:p>
        </text:list-item>
        <text:list-item>
          <text:p text:style-name="P11">sur le lieu d'exploitation, à la limite de la propriété, visible de la voie publique</text:p>
        </text:list-item>
        <text:list-item>
          <text:p text:style-name="P9">à proximité de l’endroit – sur le bâtiment visible depuis la voie publique.</text:p>
        </text:list-item>
      </text:list>
      <text:p text:style-name="P3">Du <text:s text:c="4"/>... <text:s text:c="5"/>au <text:s text:c="5"/>...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2"><text:span text:style-name="T9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2"><text:span text:style-name="T8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7:56.175934113</dc:date>
    <meta:editing-duration>PT7H48M41S</meta:editing-duration>
    <meta:editing-cycles>51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0" meta:character-count="880" meta:non-whitespace-character-count="775"/>
  </office:meta>
</office:document-meta>
</file>